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float" office:value="10117676" calcext:value-type="float">
            <text:p>101176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7670" calcext:value-type="float">
            <text:p>101176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7673" calcext:value-type="float">
            <text:p>101176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7677" calcext:value-type="float">
            <text:p>101176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7669" calcext:value-type="float">
            <text:p>101176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7202" calcext:value-type="float">
            <text:p>101172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7205" calcext:value-type="float">
            <text:p>10117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5931" calcext:value-type="float">
            <text:p>101159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6023" calcext:value-type="float">
            <text:p>101160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5928" calcext:value-type="float">
            <text:p>101159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5929" calcext:value-type="float">
            <text:p>101159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5927" calcext:value-type="float">
            <text:p>1011592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6022" calcext:value-type="float">
            <text:p>10116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5926" calcext:value-type="float">
            <text:p>1011592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06455" calcext:value-type="float">
            <text:p>303064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06483" calcext:value-type="float">
            <text:p>303064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06480" calcext:value-type="float">
            <text:p>303064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06459" calcext:value-type="float">
            <text:p>303064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06465" calcext:value-type="float">
            <text:p>303064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06439" calcext:value-type="float">
            <text:p>303064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06474" calcext:value-type="float">
            <text:p>303064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06470" calcext:value-type="float">
            <text:p>303064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06446" calcext:value-type="float">
            <text:p>303064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06588" calcext:value-type="float">
            <text:p>303065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5:00:03.717028663</meta:creation-date>
    <dc:date>2017-10-24T15:24:23.870717537</dc:date>
    <meta:editing-duration>PT3M59S</meta:editing-duration>
    <meta:editing-cycles>1</meta:editing-cycles>
    <meta:generator>LibreOffice/5.1.6.2$Linux_X86_64 LibreOffice_project/10m0$Build-2</meta:generator>
    <meta:document-statistic meta:table-count="1" meta:cell-count="275" meta:object-count="0"/>
  </office:meta>
</office:document-meta>
</file>